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4" style:family="graphic" style:parent-style-name="objectwithoutfill">
      <style:graphic-properties svg:stroke-width="1cm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5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gr6" style:family="graphic" style:parent-style-name="standard">
      <style:graphic-properties svg:stroke-width="0.9cm" draw:marker-start-width="1.55cm" draw:marker-end-width="1.55cm" draw:textarea-horizontal-align="justify" draw:textarea-vertical-align="middle" draw:auto-grow-height="false" fo:padding-top="0.575cm" fo:padding-bottom="0.575cm" fo:padding-left="0.7cm" fo:padding-right="0.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435cm" svg:y="-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778cm" svg:height="19.177cm" svg:x="2.613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83cm" svg:y1="4.175cm" svg:x2="14.334cm" svg:y2="4.175cm">
          <text:p/>
        </draw:line>
        <draw:line draw:style-name="gr4" draw:text-style-name="P1" draw:layer="layout" svg:x1="4.783cm" svg:y1="6.613cm" svg:x2="14.321cm" svg:y2="6.613cm">
          <text:p/>
        </draw:line>
        <draw:custom-shape draw:style-name="gr5" draw:text-style-name="P1" draw:layer="layout" svg:width="9.398cm" svg:height="3.521cm" svg:x="29.067cm" svg:y="17.3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28.71443032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334cm" svg:height="1.817cm" draw:transform="rotate (-0.735132680940011) translate (11.59cm 18.272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84cm" svg:y1="9.213cm" svg:x2="10.494cm" svg:y2="9.213cm">
          <text:p/>
        </draw:line>
        <draw:custom-shape draw:style-name="gr1" draw:text-style-name="P1" draw:layer="layout" svg:width="1.29cm" svg:height="2.667cm" svg:x="21.307cm" svg:y="18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446cm" svg:height="12.319cm" svg:x="10.144cm" svg:y="10.144cm">
          <text:p/>
          <draw:enhanced-geometry svg:viewBox="0 0 21600 21600" draw:text-areas="?f7 ?f0 21600 ?f2" draw:type="left-arrow" draw:modifiers="11734.6296042722 4365.017367811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5.334cm" svg:height="1.817cm" svg:x="17.383cm" svg:y="10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817cm" svg:x="17.383cm" svg:y="20.43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5-01-13T15:56:21.092886248</dc:date>
    <dc:creator>Labio </dc:creator>
    <meta:editing-duration>PT51M40S</meta:editing-duration>
    <meta:editing-cycles>9</meta:editing-cycles>
    <meta:generator>LibreOffice/4.2.3.3$Linux_X86_64 LibreOffice_project/420m0$Build-3</meta:generator>
    <meta:document-statistic meta:object-count="12"/>
  </office:meta>
</office:document-meta>
</file>